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45pt"/>
    </style:style>
    <style:style style:name="co2" style:family="table-column">
      <style:table-column-properties fo:break-before="auto" style:column-width="19.39pt"/>
    </style:style>
    <style:style style:name="co3" style:family="table-column">
      <style:table-column-properties fo:break-before="auto" style:column-width="72.34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89.1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ccesses" table:style-name="ta1">
        <table:shapes>
          <draw:frame draw:z-index="0" draw:style-name="gr1" draw:text-style-name="P1" svg:width="453.51pt" svg:height="255.09pt" svg:x="352.09pt" svg:y="4.14pt">
            <loext:p draw:notify-on-update-of-ranges="Successes.B1:Successes.B1 Successes.B2:Successes.B73 Successes.D1:Successes.D1 Successes.D2:Successes.D7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52.49pt" svg:y="272.78pt">
            <loext:p draw:notify-on-update-of-ranges="Successes.B2:Successes.B73 Successes.F1:Successes.F1 Successes.F2:Successes.F7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ial Numb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Time (s) Per N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105142593383789" calcext:value-type="float">
            <text:p>0.0001051426</text:p>
          </table:table-cell>
          <table:table-cell office:value-type="float" office:value="0.105142593383789" calcext:value-type="float">
            <text:p>0.1051425934</text:p>
          </table:table-cell>
          <table:table-cell office:value-type="float" office:value="0.0262856483459473" calcext:value-type="float">
            <text:p>0.02628564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299930572509766" calcext:value-type="float">
            <text:p>0.0002999306</text:p>
          </table:table-cell>
          <table:table-cell office:value-type="float" office:value="0.299930572509766" calcext:value-type="float">
            <text:p>0.2999305725</text:p>
          </table:table-cell>
          <table:table-cell office:value-type="float" office:value="0.0499884287516276" calcext:value-type="float">
            <text:p>0.0499884288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0.0000689029693603516" calcext:value-type="float">
            <text:p>0.000068903</text:p>
          </table:table-cell>
          <table:table-cell office:value-type="float" office:value="0.0689029693603516" calcext:value-type="float">
            <text:p>0.0689029694</text:p>
          </table:table-cell>
          <table:table-cell office:value-type="float" office:value="0.0172257423400879" calcext:value-type="float">
            <text:p>0.01722574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346899032592773" calcext:value-type="float">
            <text:p>0.000346899</text:p>
          </table:table-cell>
          <table:table-cell office:value-type="float" office:value="0.346899032592773" calcext:value-type="float">
            <text:p>0.3468990326</text:p>
          </table:table-cell>
          <table:table-cell office:value-type="float" office:value="0.0867247581481934" calcext:value-type="float">
            <text:p>0.08672475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000190973281860352" calcext:value-type="float">
            <text:p>0.0001909733</text:p>
          </table:table-cell>
          <table:table-cell office:value-type="float" office:value="0.190973281860352" calcext:value-type="float">
            <text:p>0.1909732819</text:p>
          </table:table-cell>
          <table:table-cell office:value-type="float" office:value="0.0318288803100586" calcext:value-type="float">
            <text:p>0.03182888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024104118347168" calcext:value-type="float">
            <text:p>0.0002410412</text:p>
          </table:table-cell>
          <table:table-cell office:value-type="float" office:value="0.24104118347168" calcext:value-type="float">
            <text:p>0.2410411835</text:p>
          </table:table-cell>
          <table:table-cell office:value-type="float" office:value="0.0344344547816685" calcext:value-type="float">
            <text:p>0.03443445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0164985656738281" calcext:value-type="float">
            <text:p>0.0001649857</text:p>
          </table:table-cell>
          <table:table-cell office:value-type="float" office:value="0.164985656738281" calcext:value-type="float">
            <text:p>0.1649856567</text:p>
          </table:table-cell>
          <table:table-cell office:value-type="float" office:value="0.0235693795340402" calcext:value-type="float">
            <text:p>0.02356937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000138044357299805" calcext:value-type="float">
            <text:p>0.0001380444</text:p>
          </table:table-cell>
          <table:table-cell office:value-type="float" office:value="0.138044357299805" calcext:value-type="float">
            <text:p>0.1380443573</text:p>
          </table:table-cell>
          <table:table-cell office:value-type="float" office:value="0.0345110893249512" calcext:value-type="float">
            <text:p>0.0345110893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0.000109195709228516" calcext:value-type="float">
            <text:p>0.0001091957</text:p>
          </table:table-cell>
          <table:table-cell office:value-type="float" office:value="0.109195709228516" calcext:value-type="float">
            <text:p>0.1091957092</text:p>
          </table:table-cell>
          <table:table-cell office:value-type="float" office:value="0.0218391418457031" calcext:value-type="float">
            <text:p>0.02183914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0267982482910156" calcext:value-type="float">
            <text:p>0.0002679825</text:p>
          </table:table-cell>
          <table:table-cell office:value-type="float" office:value="0.267982482910156" calcext:value-type="float">
            <text:p>0.2679824829</text:p>
          </table:table-cell>
          <table:table-cell office:value-type="float" office:value="0.0669956207275391" calcext:value-type="float">
            <text:p>0.0669956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0881195068359375" calcext:value-type="float">
            <text:p>0.0008811951</text:p>
          </table:table-cell>
          <table:table-cell office:value-type="float" office:value="0.881195068359375" calcext:value-type="float">
            <text:p>0.8811950684</text:p>
          </table:table-cell>
          <table:table-cell office:value-type="float" office:value="0.110149383544922" calcext:value-type="float">
            <text:p>0.11014938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0339031219482422" calcext:value-type="float">
            <text:p>0.0003390312</text:p>
          </table:table-cell>
          <table:table-cell office:value-type="float" office:value="0.339031219482422" calcext:value-type="float">
            <text:p>0.3390312195</text:p>
          </table:table-cell>
          <table:table-cell office:value-type="float" office:value="0.0423789024353027" calcext:value-type="float">
            <text:p>0.04237890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0115871429443359" calcext:value-type="float">
            <text:p>0.0001158714</text:p>
          </table:table-cell>
          <table:table-cell office:value-type="float" office:value="0.115871429443359" calcext:value-type="float">
            <text:p>0.1158714294</text:p>
          </table:table-cell>
          <table:table-cell office:value-type="float" office:value="0.0231742858886719" calcext:value-type="float">
            <text:p>0.02317428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0382900238037109" calcext:value-type="float">
            <text:p>0.0003829002</text:p>
          </table:table-cell>
          <table:table-cell office:value-type="float" office:value="0.382900238037109" calcext:value-type="float">
            <text:p>0.382900238</text:p>
          </table:table-cell>
          <table:table-cell office:value-type="float" office:value="0.0478625297546387" calcext:value-type="float">
            <text:p>0.04786252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.000505924224853516" calcext:value-type="float">
            <text:p>0.0005059242</text:p>
          </table:table-cell>
          <table:table-cell office:value-type="float" office:value="0.505924224853516" calcext:value-type="float">
            <text:p>0.5059242249</text:p>
          </table:table-cell>
          <table:table-cell office:value-type="float" office:value="0.0562138027615017" calcext:value-type="float">
            <text:p>0.05621380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711917877197266" calcext:value-type="float">
            <text:p>0.0007119179</text:p>
          </table:table-cell>
          <table:table-cell office:value-type="float" office:value="0.711917877197266" calcext:value-type="float">
            <text:p>0.7119178772</text:p>
          </table:table-cell>
          <table:table-cell office:value-type="float" office:value="0.0547629136305589" calcext:value-type="float">
            <text:p>0.0547629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838041305541992" calcext:value-type="float">
            <text:p>0.0008380413</text:p>
          </table:table-cell>
          <table:table-cell office:value-type="float" office:value="0.838041305541992" calcext:value-type="float">
            <text:p>0.8380413055</text:p>
          </table:table-cell>
          <table:table-cell office:value-type="float" office:value="0.0761855732310902" calcext:value-type="float">
            <text:p>0.0761855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.00059819221496582" calcext:value-type="float">
            <text:p>0.0005981922</text:p>
          </table:table-cell>
          <table:table-cell office:value-type="float" office:value="0.59819221496582" calcext:value-type="float">
            <text:p>0.598192215</text:p>
          </table:table-cell>
          <table:table-cell office:value-type="float" office:value="0.0543811104514382" calcext:value-type="float">
            <text:p>0.0543811105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0.000236988067626953" calcext:value-type="float">
            <text:p>0.0002369881</text:p>
          </table:table-cell>
          <table:table-cell office:value-type="float" office:value="0.236988067626953" calcext:value-type="float">
            <text:p>0.2369880676</text:p>
          </table:table-cell>
          <table:table-cell office:value-type="float" office:value="0.0296235084533691" calcext:value-type="float">
            <text:p>0.0296235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0744104385375977" calcext:value-type="float">
            <text:p>0.0007441044</text:p>
          </table:table-cell>
          <table:table-cell office:value-type="float" office:value="0.744104385375977" calcext:value-type="float">
            <text:p>0.7441043854</text:p>
          </table:table-cell>
          <table:table-cell office:value-type="float" office:value="0.0676458532159979" calcext:value-type="float">
            <text:p>0.0676458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0419139862060547" calcext:value-type="float">
            <text:p>0.0004191399</text:p>
          </table:table-cell>
          <table:table-cell office:value-type="float" office:value="0.419139862060547" calcext:value-type="float">
            <text:p>0.4191398621</text:p>
          </table:table-cell>
          <table:table-cell office:value-type="float" office:value="0.0381036238236861" calcext:value-type="float">
            <text:p>0.03810362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126099586486816" calcext:value-type="float">
            <text:p>0.0012609959</text:p>
          </table:table-cell>
          <table:table-cell office:value-type="float" office:value="1.26099586486816" calcext:value-type="float">
            <text:p>1.2609958649</text:p>
          </table:table-cell>
          <table:table-cell office:value-type="float" office:value="0.105082988739014" calcext:value-type="float">
            <text:p>0.10508298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0272035598754883" calcext:value-type="float">
            <text:p>0.0002720356</text:p>
          </table:table-cell>
          <table:table-cell office:value-type="float" office:value="0.272035598754883" calcext:value-type="float">
            <text:p>0.2720355988</text:p>
          </table:table-cell>
          <table:table-cell office:value-type="float" office:value="0.0388622283935547" calcext:value-type="float">
            <text:p>0.03886222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0365972518920898" calcext:value-type="float">
            <text:p>0.0003659725</text:p>
          </table:table-cell>
          <table:table-cell office:value-type="float" office:value="0.365972518920898" calcext:value-type="float">
            <text:p>0.3659725189</text:p>
          </table:table-cell>
          <table:table-cell office:value-type="float" office:value="0.0365972518920898" calcext:value-type="float">
            <text:p>0.03659725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0143051147460938" calcext:value-type="float">
            <text:p>0.0001430511</text:p>
          </table:table-cell>
          <table:table-cell office:value-type="float" office:value="0.143051147460938" calcext:value-type="float">
            <text:p>0.1430511475</text:p>
          </table:table-cell>
          <table:table-cell office:value-type="float" office:value="0.0286102294921875" calcext:value-type="float">
            <text:p>0.0286102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.000218868255615234" calcext:value-type="float">
            <text:p>0.0002188683</text:p>
          </table:table-cell>
          <table:table-cell office:value-type="float" office:value="0.218868255615234" calcext:value-type="float">
            <text:p>0.2188682556</text:p>
          </table:table-cell>
          <table:table-cell office:value-type="float" office:value="0.0218868255615234" calcext:value-type="float">
            <text:p>0.0218868256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0.000280141830444336" calcext:value-type="float">
            <text:p>0.0002801418</text:p>
          </table:table-cell>
          <table:table-cell office:value-type="float" office:value="0.280141830444336" calcext:value-type="float">
            <text:p>0.2801418304</text:p>
          </table:table-cell>
          <table:table-cell office:value-type="float" office:value="0.035017728805542" calcext:value-type="float">
            <text:p>0.0350177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154018402099609" calcext:value-type="float">
            <text:p>0.0001540184</text:p>
          </table:table-cell>
          <table:table-cell office:value-type="float" office:value="0.154018402099609" calcext:value-type="float">
            <text:p>0.1540184021</text:p>
          </table:table-cell>
          <table:table-cell office:value-type="float" office:value="0.0385046005249023" calcext:value-type="float">
            <text:p>0.0385046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549793243408203" calcext:value-type="float">
            <text:p>0.0005497932</text:p>
          </table:table-cell>
          <table:table-cell office:value-type="float" office:value="0.549793243408203" calcext:value-type="float">
            <text:p>0.5497932434</text:p>
          </table:table-cell>
          <table:table-cell office:value-type="float" office:value="0.0499812039462003" calcext:value-type="float">
            <text:p>0.04998120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224113464355469" calcext:value-type="float">
            <text:p>0.0002241135</text:p>
          </table:table-cell>
          <table:table-cell office:value-type="float" office:value="0.224113464355469" calcext:value-type="float">
            <text:p>0.2241134644</text:p>
          </table:table-cell>
          <table:table-cell office:value-type="float" office:value="0.0320162091936384" calcext:value-type="float">
            <text:p>0.03201620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163888931274414" calcext:value-type="float">
            <text:p>0.0016388893</text:p>
          </table:table-cell>
          <table:table-cell office:value-type="float" office:value="1.63888931274414" calcext:value-type="float">
            <text:p>1.6388893127</text:p>
          </table:table-cell>
          <table:table-cell office:value-type="float" office:value="0.109259287516276" calcext:value-type="float">
            <text:p>0.10925928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103592872619629" calcext:value-type="float">
            <text:p>0.0010359287</text:p>
          </table:table-cell>
          <table:table-cell office:value-type="float" office:value="1.03592872619629" calcext:value-type="float">
            <text:p>1.0359287262</text:p>
          </table:table-cell>
          <table:table-cell office:value-type="float" office:value="0.0941753387451172" calcext:value-type="float">
            <text:p>0.09417533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153207778930664" calcext:value-type="float">
            <text:p>0.0015320778</text:p>
          </table:table-cell>
          <table:table-cell office:value-type="float" office:value="1.53207778930664" calcext:value-type="float">
            <text:p>1.5320777893</text:p>
          </table:table-cell>
          <table:table-cell office:value-type="float" office:value="0.117852137638972" calcext:value-type="float">
            <text:p>0.11785213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00018620491027832" calcext:value-type="float">
            <text:p>0.0001862049</text:p>
          </table:table-cell>
          <table:table-cell office:value-type="float" office:value="0.18620491027832" calcext:value-type="float">
            <text:p>0.1862049103</text:p>
          </table:table-cell>
          <table:table-cell office:value-type="float" office:value="0.0310341517130534" calcext:value-type="float">
            <text:p>0.0310341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0338077545166016" calcext:value-type="float">
            <text:p>0.0003380775</text:p>
          </table:table-cell>
          <table:table-cell office:value-type="float" office:value="0.338077545166016" calcext:value-type="float">
            <text:p>0.3380775452</text:p>
          </table:table-cell>
          <table:table-cell office:value-type="float" office:value="0.0375641716851129" calcext:value-type="float">
            <text:p>0.0375641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0592947006225586" calcext:value-type="float">
            <text:p>0.000592947</text:p>
          </table:table-cell>
          <table:table-cell office:value-type="float" office:value="0.592947006225586" calcext:value-type="float">
            <text:p>0.5929470062</text:p>
          </table:table-cell>
          <table:table-cell office:value-type="float" office:value="0.0494122505187988" calcext:value-type="float">
            <text:p>0.04941225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058293342590332" calcext:value-type="float">
            <text:p>0.0005829334</text:p>
          </table:table-cell>
          <table:table-cell office:value-type="float" office:value="0.58293342590332" calcext:value-type="float">
            <text:p>0.5829334259</text:p>
          </table:table-cell>
          <table:table-cell office:value-type="float" office:value="0.0448410327617939" calcext:value-type="float">
            <text:p>0.04484103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0447988510131836" calcext:value-type="float">
            <text:p>0.0004479885</text:p>
          </table:table-cell>
          <table:table-cell office:value-type="float" office:value="0.447988510131836" calcext:value-type="float">
            <text:p>0.4479885101</text:p>
          </table:table-cell>
          <table:table-cell office:value-type="float" office:value="0.0447988510131836" calcext:value-type="float">
            <text:p>0.0447988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0312089920043945" calcext:value-type="float">
            <text:p>0.0003120899</text:p>
          </table:table-cell>
          <table:table-cell office:value-type="float" office:value="0.312089920043945" calcext:value-type="float">
            <text:p>0.31208992</text:p>
          </table:table-cell>
          <table:table-cell office:value-type="float" office:value="0.0312089920043945" calcext:value-type="float">
            <text:p>0.0312089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0211954116821289" calcext:value-type="float">
            <text:p>0.0002119541</text:p>
          </table:table-cell>
          <table:table-cell office:value-type="float" office:value="0.211954116821289" calcext:value-type="float">
            <text:p>0.2119541168</text:p>
          </table:table-cell>
          <table:table-cell office:value-type="float" office:value="0.0211954116821289" calcext:value-type="float">
            <text:p>0.0211954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0396966934204102" calcext:value-type="float">
            <text:p>0.0003969669</text:p>
          </table:table-cell>
          <table:table-cell office:value-type="float" office:value="0.396966934204102" calcext:value-type="float">
            <text:p>0.3969669342</text:p>
          </table:table-cell>
          <table:table-cell office:value-type="float" office:value="0.0496208667755127" calcext:value-type="float">
            <text:p>0.04962086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.000435113906860352" calcext:value-type="float">
            <text:p>0.0004351139</text:p>
          </table:table-cell>
          <table:table-cell office:value-type="float" office:value="0.435113906860352" calcext:value-type="float">
            <text:p>0.4351139069</text:p>
          </table:table-cell>
          <table:table-cell office:value-type="float" office:value="0.0310795647757394" calcext:value-type="float">
            <text:p>0.0310795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127100944519043" calcext:value-type="float">
            <text:p>0.0012710094</text:p>
          </table:table-cell>
          <table:table-cell office:value-type="float" office:value="1.27100944519043" calcext:value-type="float">
            <text:p>1.2710094452</text:p>
          </table:table-cell>
          <table:table-cell office:value-type="float" office:value="0.0847339630126953" calcext:value-type="float">
            <text:p>0.084733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0230073928833008" calcext:value-type="float">
            <text:p>0.0002300739</text:p>
          </table:table-cell>
          <table:table-cell office:value-type="float" office:value="0.230073928833008" calcext:value-type="float">
            <text:p>0.2300739288</text:p>
          </table:table-cell>
          <table:table-cell office:value-type="float" office:value="0.0328677041190011" calcext:value-type="float">
            <text:p>0.032867704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154519081115723" calcext:value-type="float">
            <text:p>0.0015451908</text:p>
          </table:table-cell>
          <table:table-cell office:value-type="float" office:value="1.54519081115723" calcext:value-type="float">
            <text:p>1.5451908112</text:p>
          </table:table-cell>
          <table:table-cell office:value-type="float" office:value="0.103012720743815" calcext:value-type="float">
            <text:p>0.10301272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0159978866577148" calcext:value-type="float">
            <text:p>0.0001599789</text:p>
          </table:table-cell>
          <table:table-cell office:value-type="float" office:value="0.159978866577148" calcext:value-type="float">
            <text:p>0.1599788666</text:p>
          </table:table-cell>
          <table:table-cell office:value-type="float" office:value="0.0399947166442871" calcext:value-type="float">
            <text:p>0.03999471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0264883041381836" calcext:value-type="float">
            <text:p>0.000264883</text:p>
          </table:table-cell>
          <table:table-cell office:value-type="float" office:value="0.264883041381836" calcext:value-type="float">
            <text:p>0.2648830414</text:p>
          </table:table-cell>
          <table:table-cell office:value-type="float" office:value="0.0378404344831194" calcext:value-type="float">
            <text:p>0.03784043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0641107559204102" calcext:value-type="float">
            <text:p>0.0006411076</text:p>
          </table:table-cell>
          <table:table-cell office:value-type="float" office:value="0.641107559204102" calcext:value-type="float">
            <text:p>0.6411075592</text:p>
          </table:table-cell>
          <table:table-cell office:value-type="float" office:value="0.12822151184082" calcext:value-type="float">
            <text:p>0.12822151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.000432014465332031" calcext:value-type="float">
            <text:p>0.0004320145</text:p>
          </table:table-cell>
          <table:table-cell office:value-type="float" office:value="0.432014465332031" calcext:value-type="float">
            <text:p>0.4320144653</text:p>
          </table:table-cell>
          <table:table-cell office:value-type="float" office:value="0.0864028930664063" calcext:value-type="float">
            <text:p>0.0864028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118494033813477" calcext:value-type="float">
            <text:p>0.0011849403</text:p>
          </table:table-cell>
          <table:table-cell office:value-type="float" office:value="1.18494033813477" calcext:value-type="float">
            <text:p>1.1849403381</text:p>
          </table:table-cell>
          <table:table-cell office:value-type="float" office:value="0.0846385955810547" calcext:value-type="float">
            <text:p>0.0846385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118470191955566" calcext:value-type="float">
            <text:p>0.0118470192</text:p>
          </table:table-cell>
          <table:table-cell office:value-type="float" office:value="11.8470191955566" calcext:value-type="float">
            <text:p>11.8470191956</text:p>
          </table:table-cell>
          <table:table-cell office:value-type="float" office:value="0.74043869972229" calcext:value-type="float">
            <text:p>0.74043869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0375032424926758" calcext:value-type="float">
            <text:p>0.0003750324</text:p>
          </table:table-cell>
          <table:table-cell office:value-type="float" office:value="0.375032424926758" calcext:value-type="float">
            <text:p>0.3750324249</text:p>
          </table:table-cell>
          <table:table-cell office:value-type="float" office:value="0.0750064849853516" calcext:value-type="float">
            <text:p>0.0750064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148296356201172" calcext:value-type="float">
            <text:p>0.0014829636</text:p>
          </table:table-cell>
          <table:table-cell office:value-type="float" office:value="1.48296356201172" calcext:value-type="float">
            <text:p>1.482963562</text:p>
          </table:table-cell>
          <table:table-cell office:value-type="float" office:value="0.0988642374674479" calcext:value-type="float">
            <text:p>0.0988642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24571418762207" calcext:value-type="float">
            <text:p>0.0024571419</text:p>
          </table:table-cell>
          <table:table-cell office:value-type="float" office:value="2.4571418762207" calcext:value-type="float">
            <text:p>2.4571418762</text:p>
          </table:table-cell>
          <table:table-cell office:value-type="float" office:value="0.136507882012261" calcext:value-type="float">
            <text:p>0.136507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162196159362793" calcext:value-type="float">
            <text:p>0.0016219616</text:p>
          </table:table-cell>
          <table:table-cell office:value-type="float" office:value="1.62196159362793" calcext:value-type="float">
            <text:p>1.6219615936</text:p>
          </table:table-cell>
          <table:table-cell office:value-type="float" office:value="0.108130772908529" calcext:value-type="float">
            <text:p>0.10813077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000489950180053711" calcext:value-type="float">
            <text:p>0.0004899502</text:p>
          </table:table-cell>
          <table:table-cell office:value-type="float" office:value="0.489950180053711" calcext:value-type="float">
            <text:p>0.4899501801</text:p>
          </table:table-cell>
          <table:table-cell office:value-type="float" office:value="0.0445409254594283" calcext:value-type="float">
            <text:p>0.0445409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208806991577148" calcext:value-type="float">
            <text:p>0.0020880699</text:p>
          </table:table-cell>
          <table:table-cell office:value-type="float" office:value="2.08806991577148" calcext:value-type="float">
            <text:p>2.0880699158</text:p>
          </table:table-cell>
          <table:table-cell office:value-type="float" office:value="0.122827642104205" calcext:value-type="float">
            <text:p>0.1228276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0288963317871094" calcext:value-type="float">
            <text:p>0.0002889633</text:p>
          </table:table-cell>
          <table:table-cell office:value-type="float" office:value="0.288963317871094" calcext:value-type="float">
            <text:p>0.2889633179</text:p>
          </table:table-cell>
          <table:table-cell office:value-type="float" office:value="0.0577926635742188" calcext:value-type="float">
            <text:p>0.05779266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188302993774414" calcext:value-type="float">
            <text:p>0.0018830299</text:p>
          </table:table-cell>
          <table:table-cell office:value-type="float" office:value="1.88302993774414" calcext:value-type="float">
            <text:p>1.8830299377</text:p>
          </table:table-cell>
          <table:table-cell office:value-type="float" office:value="0.156919161478678" calcext:value-type="float">
            <text:p>0.15691916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314998626708984" calcext:value-type="float">
            <text:p>0.0031499863</text:p>
          </table:table-cell>
          <table:table-cell office:value-type="float" office:value="3.14998626708984" calcext:value-type="float">
            <text:p>3.1499862671</text:p>
          </table:table-cell>
          <table:table-cell office:value-type="float" office:value="0.242306635929988" calcext:value-type="float">
            <text:p>0.242306635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0919103622436523" calcext:value-type="float">
            <text:p>0.0009191036</text:p>
          </table:table-cell>
          <table:table-cell office:value-type="float" office:value="0.919103622436523" calcext:value-type="float">
            <text:p>0.9191036224</text:p>
          </table:table-cell>
          <table:table-cell office:value-type="float" office:value="0.0574439764022827" calcext:value-type="float">
            <text:p>0.05744397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768899917602539" calcext:value-type="float">
            <text:p>0.0076889992</text:p>
          </table:table-cell>
          <table:table-cell office:value-type="float" office:value="7.68899917602539" calcext:value-type="float">
            <text:p>7.688999176</text:p>
          </table:table-cell>
          <table:table-cell office:value-type="float" office:value="0.452294069177964" calcext:value-type="float">
            <text:p>0.45229406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0686883926391602" calcext:value-type="float">
            <text:p>0.0006868839</text:p>
          </table:table-cell>
          <table:table-cell office:value-type="float" office:value="0.686883926391602" calcext:value-type="float">
            <text:p>0.6868839264</text:p>
          </table:table-cell>
          <table:table-cell office:value-type="float" office:value="0.0686883926391602" calcext:value-type="float">
            <text:p>0.06868839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.000238180160522461" calcext:value-type="float">
            <text:p>0.0002381802</text:p>
          </table:table-cell>
          <table:table-cell office:value-type="float" office:value="0.238180160522461" calcext:value-type="float">
            <text:p>0.2381801605</text:p>
          </table:table-cell>
          <table:table-cell office:value-type="float" office:value="0.0396966934204102" calcext:value-type="float">
            <text:p>0.0396966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581026077270508" calcext:value-type="float">
            <text:p>0.0005810261</text:p>
          </table:table-cell>
          <table:table-cell office:value-type="float" office:value="0.581026077270508" calcext:value-type="float">
            <text:p>0.5810260773</text:p>
          </table:table-cell>
          <table:table-cell office:value-type="float" office:value="0.0645584530300564" calcext:value-type="float">
            <text:p>0.0645584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210213661193848" calcext:value-type="float">
            <text:p>0.0021021366</text:p>
          </table:table-cell>
          <table:table-cell office:value-type="float" office:value="2.10213661193848" calcext:value-type="float">
            <text:p>2.1021366119</text:p>
          </table:table-cell>
          <table:table-cell office:value-type="float" office:value="0.100101743425642" calcext:value-type="float">
            <text:p>0.10010174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199079513549805" calcext:value-type="float">
            <text:p>0.0001990795</text:p>
          </table:table-cell>
          <table:table-cell office:value-type="float" office:value="0.199079513549805" calcext:value-type="float">
            <text:p>0.1990795135</text:p>
          </table:table-cell>
          <table:table-cell office:value-type="float" office:value="0.0398159027099609" calcext:value-type="float">
            <text:p>0.0398159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732898712158203" calcext:value-type="float">
            <text:p>0.0007328987</text:p>
          </table:table-cell>
          <table:table-cell office:value-type="float" office:value="0.732898712158203" calcext:value-type="float">
            <text:p>0.7328987122</text:p>
          </table:table-cell>
          <table:table-cell office:value-type="float" office:value="0.0610748926798503" calcext:value-type="float">
            <text:p>0.06107489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160109996795654" calcext:value-type="float">
            <text:p>0.0160109997</text:p>
          </table:table-cell>
          <table:table-cell office:value-type="float" office:value="16.0109996795654" calcext:value-type="float">
            <text:p>16.0109996796</text:p>
          </table:table-cell>
          <table:table-cell office:value-type="float" office:value="0.615807679983286" calcext:value-type="float">
            <text:p>0.61580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124406814575195" calcext:value-type="float">
            <text:p>0.0012440681</text:p>
          </table:table-cell>
          <table:table-cell office:value-type="float" office:value="1.24406814575195" calcext:value-type="float">
            <text:p>1.2440681458</text:p>
          </table:table-cell>
          <table:table-cell office:value-type="float" office:value="0.0731804791618796" calcext:value-type="float">
            <text:p>0.0731804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14805793762207" calcext:value-type="float">
            <text:p>0.0001480579</text:p>
          </table:table-cell>
          <table:table-cell office:value-type="float" office:value="0.14805793762207" calcext:value-type="float">
            <text:p>0.1480579376</text:p>
          </table:table-cell>
          <table:table-cell office:value-type="float" office:value="0.02115113394601" calcext:value-type="float">
            <text:p>0.02115113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.000580072402954102" calcext:value-type="float">
            <text:p>0.0005800724</text:p>
          </table:table-cell>
          <table:table-cell office:value-type="float" office:value="0.580072402954102" calcext:value-type="float">
            <text:p>0.580072403</text:p>
          </table:table-cell>
          <table:table-cell office:value-type="float" office:value="0.0483393669128418" calcext:value-type="float">
            <text:p>0.0483393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1T15:43:23.366268047</dc:date>
    <meta:editing-duration>PT5M29S</meta:editing-duration>
    <meta:editing-cycles>1</meta:editing-cycles>
    <meta:document-statistic meta:table-count="1" meta:cell-count="438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975cm" svg:y="4.202cm" style:legend-expansion="high" chart:style-name="ch2"/>
        <chart:plot-area chart:style-name="ch3" table:cell-range-address="Successes.B1:Successes.B73 Successes.D1:Successes.D73" chart:data-source-has-labels="row" svg:x="0.32cm" svg:y="0.18cm" svg:width="13.335cm" svg:height="8.64cm">
          <chartooo:coordinate-region svg:x="1.448cm" svg:y="0.378cm" svg:width="12.009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ccesses.D2:Successes.D73" chart:label-cell-address="Successes.D1:Successes.D1" chart:class="chart:scatter">
            <chart:domain table:cell-range-address="Successes.B2:Successes.B73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</text:p>
                <draw:g>
                  <svg:desc>Successes.D1:Successe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uccesses.B2:Successes.B73</svg:desc>
                </draw:g>
              </table:table-cell>
              <table:table-cell office:value-type="float" office:value="0.000105142593383789">
                <text:p>0.000105142593383789</text:p>
                <draw:g>
                  <svg:desc>Successes.D2:Successes.D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299930572509766">
                <text:p>0.000299930572509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0689029693603516">
                <text:p>0.0000689029693603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0346899032592773">
                <text:p>0.0003468990325927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90973281860352">
                <text:p>0.000190973281860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24104118347168">
                <text:p>0.000241041183471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00164985656738281">
                <text:p>0.0001649856567382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000138044357299805">
                <text:p>0.000138044357299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000109195709228516">
                <text:p>0.0001091957092285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00267982482910156">
                <text:p>0.0002679824829101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.000881195068359375">
                <text:p>0.0008811950683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.000339031219482422">
                <text:p>0.000339031219482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000115871429443359">
                <text:p>0.00011587142944335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00382900238037109">
                <text:p>0.0003829002380371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00505924224853516">
                <text:p>0.0005059242248535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000711917877197266">
                <text:p>0.0007119178771972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00838041305541992">
                <text:p>0.0008380413055419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00059819221496582">
                <text:p>0.000598192214965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000236988067626953">
                <text:p>0.0002369880676269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000744104385375977">
                <text:p>0.0007441043853759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00419139862060547">
                <text:p>0.000419139862060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00126099586486816">
                <text:p>0.00126099586486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0.000272035598754883">
                <text:p>0.000272035598754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.000365972518920898">
                <text:p>0.000365972518920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.000143051147460938">
                <text:p>0.000143051147460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0.000218868255615234">
                <text:p>0.000218868255615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00280141830444336">
                <text:p>0.0002801418304443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00154018402099609">
                <text:p>0.0001540184020996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00549793243408203">
                <text:p>0.0005497932434082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00224113464355469">
                <text:p>0.0002241134643554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00163888931274414">
                <text:p>0.001638889312744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0103592872619629">
                <text:p>0.001035928726196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00153207778930664">
                <text:p>0.001532077789306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0018620491027832">
                <text:p>0.000186204910278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0.000338077545166016">
                <text:p>0.000338077545166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0.000592947006225586">
                <text:p>0.0005929470062255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0.00058293342590332">
                <text:p>0.000582933425903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.000447988510131836">
                <text:p>0.000447988510131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0.000312089920043945">
                <text:p>0.000312089920043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0.000211954116821289">
                <text:p>0.000211954116821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000396966934204102">
                <text:p>0.000396966934204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000435113906860352">
                <text:p>0.0004351139068603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00127100944519043">
                <text:p>0.001271009445190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0.000230073928833008">
                <text:p>0.0002300739288330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00154519081115723">
                <text:p>0.001545190811157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000159978866577148">
                <text:p>0.0001599788665771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000264883041381836">
                <text:p>0.0002648830413818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000641107559204102">
                <text:p>0.0006411075592041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0.000432014465332031">
                <text:p>0.0004320144653320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.00118494033813477">
                <text:p>0.001184940338134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0118470191955566">
                <text:p>0.01184701919555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0.000375032424926758">
                <text:p>0.000375032424926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0.00148296356201172">
                <text:p>0.001482963562011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0.0024571418762207">
                <text:p>0.00245714187622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0.00162196159362793">
                <text:p>0.001621961593627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0.000489950180053711">
                <text:p>0.0004899501800537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0.00208806991577148">
                <text:p>0.00208806991577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0.000288963317871094">
                <text:p>0.0002889633178710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0.00188302993774414">
                <text:p>0.001883029937744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0.00314998626708984">
                <text:p>0.003149986267089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  <table:table-cell office:value-type="float" office:value="0.000919103622436523">
                <text:p>0.000919103622436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0.00768899917602539">
                <text:p>0.007688999176025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0.000686883926391602">
                <text:p>0.000686883926391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0.000238180160522461">
                <text:p>0.0002381801605224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  <table:table-cell office:value-type="float" office:value="0.000581026077270508">
                <text:p>0.00058102607727050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00210213661193848">
                <text:p>0.002102136611938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00199079513549805">
                <text:p>0.0001990795135498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  <table:table-cell office:value-type="float" office:value="0.000732898712158203">
                <text:p>0.0007328987121582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0.0160109996795654">
                <text:p>0.016010999679565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0.00124406814575195">
                <text:p>0.001244068145751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  <table:table-cell office:value-type="float" office:value="0.00014805793762207">
                <text:p>0.000148057937622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0.000580072402954102">
                <text:p>0.0005800724029541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03cm" svg:y="4.202cm" style:legend-expansion="high" chart:style-name="ch2"/>
        <chart:plot-area chart:style-name="ch3" table:cell-range-address="Successes.B2:Successes.B73 Successes.F1:Successes.F73" chart:data-source-has-labels="row" svg:x="0.32cm" svg:y="0.18cm" svg:width="11.763cm" svg:height="8.64cm">
          <chartooo:coordinate-region svg:x="1.055cm" svg:y="0.378cm" svg:width="10.8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uccesses.F2:Successes.F73" chart:label-cell-address="Successes.F1:Successes.F1" chart:class="chart:scatter">
            <chart:domain table:cell-range-address="Successes.B2:Successes.B73"/>
            <chart:data-point chart:repeated="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(s) Per Node</text:p>
                <draw:g>
                  <svg:desc>Successes.F1:Successe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uccesses.B2:Successes.B73</svg:desc>
                </draw:g>
              </table:table-cell>
              <table:table-cell office:value-type="float" office:value="0.0262856483459473">
                <text:p>0.0262856483459473</text:p>
                <draw:g>
                  <svg:desc>Successes.F2:Successes.F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499884287516276">
                <text:p>0.04998842875162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172257423400879">
                <text:p>0.0172257423400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867247581481934">
                <text:p>0.0867247581481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318288803100586">
                <text:p>0.03182888031005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344344547816685">
                <text:p>0.03443445478166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235693795340402">
                <text:p>0.0235693795340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0345110893249512">
                <text:p>0.03451108932495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0.0218391418457031">
                <text:p>0.0218391418457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0669956207275391">
                <text:p>0.06699562072753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0.110149383544922">
                <text:p>0.1101493835449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0.0423789024353027">
                <text:p>0.0423789024353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0.0231742858886719">
                <text:p>0.02317428588867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0.0478625297546387">
                <text:p>0.0478625297546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0.0562138027615017">
                <text:p>0.05621380276150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0.0547629136305589">
                <text:p>0.0547629136305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0.0761855732310902">
                <text:p>0.07618557323109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0.0543811104514382">
                <text:p>0.0543811104514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0.0296235084533691">
                <text:p>0.0296235084533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.0676458532159979">
                <text:p>0.06764585321599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0.0381036238236861">
                <text:p>0.03810362382368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0.105082988739014">
                <text:p>0.1050829887390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0.0388622283935547">
                <text:p>0.03886222839355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.0365972518920898">
                <text:p>0.03659725189208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.0286102294921875">
                <text:p>0.028610229492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">
                <text:p>9</text:p>
              </table:table-cell>
              <table:table-cell office:value-type="float" office:value="0.0218868255615234">
                <text:p>0.0218868255615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">
                <text:p>9</text:p>
              </table:table-cell>
              <table:table-cell office:value-type="float" office:value="0.035017728805542">
                <text:p>0.0350177288055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0.0385046005249023">
                <text:p>0.03850460052490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.0499812039462003">
                <text:p>0.04998120394620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.0320162091936384">
                <text:p>0.03201620919363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">
                <text:p>10</text:p>
              </table:table-cell>
              <table:table-cell office:value-type="float" office:value="0.109259287516276">
                <text:p>0.1092592875162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0.0941753387451172">
                <text:p>0.0941753387451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0.117852137638972">
                <text:p>0.117852137638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0.0310341517130534">
                <text:p>0.03103415171305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0.0375641716851129">
                <text:p>0.03756417168511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0.0494122505187988">
                <text:p>0.04941225051879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0.0448410327617939">
                <text:p>0.04484103276179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.0447988510131836">
                <text:p>0.04479885101318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">
                <text:p>11</text:p>
              </table:table-cell>
              <table:table-cell office:value-type="float" office:value="0.0312089920043945">
                <text:p>0.03120899200439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0.0211954116821289">
                <text:p>0.02119541168212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  <table:table-cell office:value-type="float" office:value="0.0496208667755127">
                <text:p>0.04962086677551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">
                <text:p>11</text:p>
              </table:table-cell>
              <table:table-cell office:value-type="float" office:value="0.0310795647757394">
                <text:p>0.0310795647757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0.0847339630126953">
                <text:p>0.08473396301269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0.0328677041190011">
                <text:p>0.0328677041190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0.103012720743815">
                <text:p>0.1030127207438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.0399947166442871">
                <text:p>0.03999471664428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.0378404344831194">
                <text:p>0.03784043448311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0.12822151184082">
                <text:p>0.128221511840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  <table:table-cell office:value-type="float" office:value="0.0864028930664063">
                <text:p>0.0864028930664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0.0846385955810547">
                <text:p>0.08463859558105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0.74043869972229">
                <text:p>0.740438699722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0.0750064849853516">
                <text:p>0.07500648498535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0.0988642374674479">
                <text:p>0.0988642374674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0.136507882012261">
                <text:p>0.1365078820122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">
                <text:p>13</text:p>
              </table:table-cell>
              <table:table-cell office:value-type="float" office:value="0.108130772908529">
                <text:p>0.1081307729085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0.0445409254594283">
                <text:p>0.04454092545942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0.122827642104205">
                <text:p>0.1228276421042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0.0577926635742188">
                <text:p>0.05779266357421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">
                <text:p>14</text:p>
              </table:table-cell>
              <table:table-cell office:value-type="float" office:value="0.156919161478678">
                <text:p>0.1569191614786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">
                <text:p>14</text:p>
              </table:table-cell>
              <table:table-cell office:value-type="float" office:value="0.242306635929988">
                <text:p>0.2423066359299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">
                <text:p>14</text:p>
              </table:table-cell>
              <table:table-cell office:value-type="float" office:value="0.0574439764022827">
                <text:p>0.05744397640228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">
                <text:p>14</text:p>
              </table:table-cell>
              <table:table-cell office:value-type="float" office:value="0.452294069177964">
                <text:p>0.4522940691779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">
                <text:p>14</text:p>
              </table:table-cell>
              <table:table-cell office:value-type="float" office:value="0.0686883926391602">
                <text:p>0.0686883926391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">
                <text:p>14</text:p>
              </table:table-cell>
              <table:table-cell office:value-type="float" office:value="0.0396966934204102">
                <text:p>0.03969669342041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">
                <text:p>15</text:p>
              </table:table-cell>
              <table:table-cell office:value-type="float" office:value="0.0645584530300564">
                <text:p>0.06455845303005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0.100101743425642">
                <text:p>0.10010174342564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0.0398159027099609">
                <text:p>0.03981590270996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">
                <text:p>15</text:p>
              </table:table-cell>
              <table:table-cell office:value-type="float" office:value="0.0610748926798503">
                <text:p>0.0610748926798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0.615807679983286">
                <text:p>0.6158076799832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">
                <text:p>15</text:p>
              </table:table-cell>
              <table:table-cell office:value-type="float" office:value="0.0731804791618796">
                <text:p>0.07318047916187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">
                <text:p>15</text:p>
              </table:table-cell>
              <table:table-cell office:value-type="float" office:value="0.02115113394601">
                <text:p>0.021151133946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">
                <text:p>15</text:p>
              </table:table-cell>
              <table:table-cell office:value-type="float" office:value="0.0483393669128418">
                <text:p>0.04833936691284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